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A168EA14F82E48B.png" manifest:media-type="image/png"/>
  <manifest:file-entry manifest:full-path="Pictures/1000020100000556000003009A89FBFEBA4E8B82.png" manifest:media-type="image/png"/>
  <manifest:file-entry manifest:full-path="Pictures/100002010000055600000300C143BDDFD4F9D90D.png" manifest:media-type="image/png"/>
  <manifest:file-entry manifest:full-path="Pictures/100002010000055600000300647B476446FABCBC.png" manifest:media-type="image/png"/>
  <manifest:file-entry manifest:full-path="Pictures/10000201000005560000030072712F2E0D8E335C.png" manifest:media-type="image/png"/>
  <manifest:file-entry manifest:full-path="Pictures/1000020100000556000003002A685DB111B056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104cm" svg:y="-0.605cm" svg:width="19.172cm" svg:height="10.777cm" draw:z-index="0"><draw:image xlink:href="Pictures/100002010000055600000300647B476446FABCBC.png" xlink:type="simple" xlink:show="embed" xlink:actuate="onLoad"/></draw:frame></text:p>
      <text:p text:style-name="Standard"/>
      <text:p text:style-name="Standard"/>
      <text:p text:style-name="Standard"><draw:frame draw:style-name="fr1" draw:name="Image2" text:anchor-type="paragraph" svg:x="-0.968cm" svg:y="0cm" svg:width="19.024cm" svg:height="10.694cm" draw:z-index="1"><draw:image xlink:href="Pictures/100002010000055600000300C143BDDFD4F9D90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-0.787cm" svg:y="-0.575cm" svg:width="18.697cm" svg:height="10.511cm" draw:z-index="2"><draw:image xlink:href="Pictures/10000201000005560000030072712F2E0D8E335C.png" xlink:type="simple" xlink:show="embed" xlink:actuate="onLoad"/></draw:frame><text:soft-page-break/></text:p>
      <text:p text:style-name="Standard"/>
      <text:p text:style-name="Standard"><draw:frame draw:style-name="fr1" draw:name="Image4" text:anchor-type="paragraph" svg:x="-0.787cm" svg:y="1.3cm" svg:width="18.604cm" svg:height="10.458cm" draw:z-index="3"><draw:image xlink:href="Pictures/1000020100000556000003002A685DB111B056A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-0.877cm" svg:y="0.215cm" svg:width="18.87cm" svg:height="10.608cm" draw:z-index="4"><draw:image xlink:href="Pictures/1000020100000556000003009A89FBFEBA4E8B82.png" xlink:type="simple" xlink:show="embed" xlink:actuate="onLoad"/></draw:frame><text:soft-page-break/></text:p>
      <text:p text:style-name="Standard"><draw:frame draw:style-name="fr1" draw:name="Image6" text:anchor-type="paragraph" svg:x="-0.877cm" svg:y="0.967cm" svg:width="18.833cm" svg:height="10.587cm" draw:z-index="5"><draw:image xlink:href="Pictures/100002010000055600000300BA168EA14F82E4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2:35:10.267222107</meta:creation-date>
    <dc:date>2016-09-01T22:37:37.238976155</dc:date>
    <meta:editing-duration>PT2M27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5.1.4.2$Linux_X86_64 LibreOffice_project/10m0$Build-2</meta:generator>
  </office:meta>
</office:document-meta>
</file>